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ejdźmy do Jego bram</text:span><text:span text:style-name="T1"><text:line-break/></text:span><text:span text:style-name="T1">z dziękczynieniem</text:span><text:span text:style-name="T1"><text:line-break/></text:span><text:span text:style-name="T1">- U Jego tronu oddajmy cześć</text:span><text:span text:style-name="T1"><text:line-break/></text:span><text:span text:style-name="T1">Wejdźmy do Jego bram</text:span><text:span text:style-name="T1"><text:line-break/></text:span><text:span text:style-name="T1">z uwielbieniem</text:span><text:span text:style-name="T1"><text:line-break/></text:span><text:span text:style-name="T1">- Radosną Panu</text:span><text:span text:style-name="T1"><text:line-break/></text:span><text:span text:style-name="T1">śpiewajmy pieśń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Rozraduj się w Nim,</text:span><text:span text:style-name="T1"><text:line-break/></text:span><text:span text:style-name="T1">Twym Stworzycielu</text:span><text:span text:style-name="T1"><text:line-break/></text:span><text:span text:style-name="T1">Rozraduj się w Nim,</text:span><text:span text:style-name="T1"><text:line-break/></text:span><text:span text:style-name="T1">Światłości Twej!</text:span><text:span text:style-name="T1"><text:line-break/></text:span><text:span text:style-name="T1">Rozraduj się w Nim,</text:span><text:span text:style-name="T1"><text:line-break/></text:span><text:span text:style-name="T1">Twym Zbawicielu,</text:span><text:span text:style-name="T1"><text:line-break/></text:span><text:span text:style-name="T1">Rozraduj się w Nim</text:span><text:span text:style-name="T1"><text:line-break/></text:span><text:span text:style-name="T1">wywyższać Go chciej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7-06T11:09:25</meta:creation-date>
    <dc:date>2011-04-19T20:07:39.25</dc:date>
    <dc:language>en-US</dc:language>
    <meta:editing-cycles>8</meta:editing-cycles>
    <meta:editing-duration>PT00H16M11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